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,2</text:p>
          </table:table-cell>
          <table:table-cell table:formula="of:=64.3-[.B1]" office:value-type="float" office:value="2.09999999999999" calcext:value-type="float">
            <text:p>2,09999999999999</text:p>
          </table:table-cell>
          <table:table-cell table:formula="of:=([.A1]*[.C1]*10*578/10^6)^(1/2)*1000" office:value-type="float" office:value="110.172591872934" calcext:value-type="float">
            <text:p>110,17259187293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9" calcext:value-type="float">
            <text:p>62,9</text:p>
          </table:table-cell>
          <table:table-cell table:formula="of:=64.3-[.B2]" office:value-type="float" office:value="1.4" calcext:value-type="float">
            <text:p>1,4</text:p>
          </table:table-cell>
          <table:table-cell table:formula="of:=([.A2]*[.C2]*10*578/10^6)^(1/2)*1000" office:value-type="float" office:value="127.216351150314" calcext:value-type="float">
            <text:p>127,21635115031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3" calcext:value-type="float">
            <text:p>63,3</text:p>
          </table:table-cell>
          <table:table-cell table:formula="of:=64.3-[.B3]" office:value-type="float" office:value="1" calcext:value-type="float">
            <text:p>1</text:p>
          </table:table-cell>
          <table:table-cell table:formula="of:=([.A3]*[.C3]*10*578/10^6)^(1/2)*1000" office:value-type="float" office:value="131.681433771052" calcext:value-type="float">
            <text:p>131,68143377105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6" calcext:value-type="float">
            <text:p>63,6</text:p>
          </table:table-cell>
          <table:table-cell table:formula="of:=64.3-[.B4]" office:value-type="float" office:value="0.699999999999996" calcext:value-type="float">
            <text:p>0,699999999999996</text:p>
          </table:table-cell>
          <table:table-cell table:formula="of:=([.A4]*[.C4]*10*578/10^6)^(1/2)*1000" office:value-type="float" office:value="127.216351150314" calcext:value-type="float">
            <text:p>127,2163511503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,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8" calcext:value-type="float">
            <text:p>63,8</text:p>
          </table:table-cell>
          <table:table-cell table:formula="of:=64.3-[.B5]" office:value-type="float" office:value="0.5" calcext:value-type="float">
            <text:p>0,5</text:p>
          </table:table-cell>
          <table:table-cell table:formula="of:=([.A5]*[.C5]*10*578/10^6)^(1/2)*1000" office:value-type="float" office:value="120.208152801713" calcext:value-type="float">
            <text:p>120,2081528017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2" calcext:value-type="float">
            <text:p>3,0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.34" calcext:value-type="float">
            <text:p>3,34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62.2" calcext:value-type="float">
            <text:p>62,2</text:p>
          </table:table-cell>
          <table:table-cell office:value-type="float" office:value="62.9" calcext:value-type="float">
            <text:p>62,9</text:p>
          </table:table-cell>
          <table:table-cell office:value-type="float" office:value="63.3" calcext:value-type="float">
            <text:p>63,3</text:p>
          </table:table-cell>
          <table:table-cell office:value-type="float" office:value="63.6" calcext:value-type="float">
            <text:p>63,6</text:p>
          </table:table-cell>
          <table:table-cell office:value-type="float" office:value="63.8" calcext:value-type="float">
            <text:p>63,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.09999999999999" calcext:value-type="float">
            <text:p>2,09999999999999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699999999999996" calcext:value-type="float">
            <text:p>0,699999999999996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.172591872934" calcext:value-type="float">
            <text:p>110,172591872934</text:p>
          </table:table-cell>
          <table:table-cell office:value-type="float" office:value="127.216351150314" calcext:value-type="float">
            <text:p>127,216351150314</text:p>
          </table:table-cell>
          <table:table-cell office:value-type="float" office:value="131.681433771052" calcext:value-type="float">
            <text:p>131,681433771052</text:p>
          </table:table-cell>
          <table:table-cell office:value-type="float" office:value="127.216351150314" calcext:value-type="float">
            <text:p>127,216351150314</text:p>
          </table:table-cell>
          <table:table-cell office:value-type="float" office:value="120.208152801713" calcext:value-type="float">
            <text:p>120,208152801713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.7" calcext:value-type="float">
            <text:p>1,7</text:p>
          </table:table-cell>
          <table:table-cell office:value-type="float" office:value="2.12" calcext:value-type="float">
            <text:p>2,12</text:p>
          </table:table-cell>
          <table:table-cell office:value-type="float" office:value="2.72" calcext:value-type="float">
            <text:p>2,72</text:p>
          </table:table-cell>
          <table:table-cell office:value-type="float" office:value="3.02" calcext:value-type="float">
            <text:p>3,02</text:p>
          </table:table-cell>
          <table:table-cell office:value-type="float" office:value="3.34" calcext:value-type="float">
            <text:p>3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00:21:30.86952283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2:56:45.581070180</meta:creation-date>
    <dc:date>2022-05-05T12:16:23.115823602</dc:date>
    <meta:editing-duration>PT2H44M40S</meta:editing-duration>
    <meta:editing-cycles>2</meta:editing-cycles>
    <meta:generator>LibreOffice/6.4.7.2$Linux_X86_64 LibreOffice_project/40$Build-2</meta:generator>
    <meta:document-statistic meta:table-count="1" meta:cell-count="59" meta:object-count="0"/>
  </office:meta>
</office:document-meta>
</file>